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Idées et sources</text:p>
      <text:p text:style-name="Standard"/>
      <text:p text:style-name="Standard"/>
      <text:p text:style-name="Standard"/>
      <text:p text:style-name="Standard">mythe indous <text:s text:c="5"/><text:a xlink:href="https://fr.wikisource.org/wiki/Les_Dieux_antiques/Mythes_hindous_ou_Védiques" office:target-frame-name="_top" xlink:show="replace">https://fr.wikisource.org/wiki/Les_Dieux_antiques/Mythes_hindous_ou_V%C3%A9diques</text:a></text:p>
      <text:p text:style-name="Standard"/>
      <text:p text:style-name="Standard"/>
      <text:p text:style-name="Standard">dieux indou : Brahma <text:s/><text:a xlink:href="https://fr.wikipedia.org/wiki/Brahmā" office:target-frame-name="_top" xlink:show="replace">https://fr.wikipedia.org/wiki/Brahm%C4%81</text:a></text:p>
      <text:p text:style-name="Standard"/>
      <text:p text:style-name="Standard"/>
      <text:p text:style-name="Standard">les mythes en général <text:s text:c="3"/><text:a xlink:href="http://lesitedelhistoire.blogspot.fr/2014/10/les-mythes.html" office:target-frame-name="_top" xlink:show="replace">http://lesitedelhistoire.blogspot.fr/2014/10/les-mythes.html</text:a></text:p>
      <text:p text:style-name="Standard"/>
      <text:p text:style-name="Standard">mythologie antique en lien avec religion ? <text:s text:c="2"/><text:a xlink:href="https://fr.wikipedia.org/wiki/Mythologie_grecque" office:target-frame-name="_top" xlink:show="replace">https://fr.wikipedia.org/wiki/Mythologie_grecque</text:a></text:p>
      <text:p text:style-name="Standard"/>
      <text:p text:style-name="Standard"/>
      <text:p text:style-name="Standard">portail wikipédia <text:s text:c="4"/><text:a xlink:href="https://fr.wikipedia.org/wiki/Portail:Mythologie" office:target-frame-name="_top" xlink:show="replace">https://fr.wikipedia.org/wiki/Portail:Mythologie</text:a></text:p>
      <text:p text:style-name="Standard"/>
      <text:p text:style-name="Standard"/>
      <text:p text:style-name="Standard">définition d'un héros mythes moderne<text:s/><text:a xlink:href="http://tpemw.canalblog.com/" office:target-frame-name="_top" xlink:show="replace">http://tpemw.canalblog.com/</text:a></text:p>
      <text:p text:style-name="Standard"/>
      <text:p text:style-name="Standard">Qu'est-ce qu'un mythes et pourquoi l'homme en a t il crées ? <text:s text:c="2"/><text:a xlink:href="http://www.etudier.com/dissertations/Les-Mythes-Antiques-Nous-Renvoient-Ils-à/353153.html" office:target-frame-name="_top" xlink:show="replace">http://www.etudier.com/dissertations/Les-Mythes-Antiques-Nous-Renvoient-Ils-%C3%A0/353153.html</text:a></text:p>
      <text:p text:style-name="Standard"/>
      <text:p text:style-name="Standard">mythes du rêve américain ??? <text:s text:c="5"/><text:a xlink:href="http://bats0.canalblog.com/archives/2012/06/18/24523390.html" office:target-frame-name="_top" xlink:show="replace">http://bats0.canalblog.com/archives/2012/06/18/24523390.html</text:a></text:p>
      <text:p text:style-name="Standard"/>
      <text:p text:style-name="Standard">le mythes aujourd'hui ; <text:s text:c="3"/>pourquoi le mythe <text:s text:c="2"/><text:a xlink:href="https://www.erudit.org/fr/revues/as/2005-v29-n2-as1018/011892ar.pdf" office:target-frame-name="_top" xlink:show="replace">https://www.erudit.org/fr/revues/as/2005-v29-n2-as1018/011892ar.pdf</text:a></text:p>
      <text:p text:style-name="Standard"/>
      <text:p text:style-name="Standard">exemple de certains mythes moderne : <text:s text:c="2"/><text:a xlink:href="http://mythesetsocietes.e-monsite.com/pages/iii-tout-comme-les-mythes-contemporain/" office:target-frame-name="_top" xlink:show="replace">http://mythesetsocietes.e-monsite.com/pages/iii-tout-comme-les-mythes-contemporain/</text:a></text:p>
      <text:p text:style-name="Standard"/>
      <text:p text:style-name="Standard">la représentation du mythes moderne <text:s text:c="5"/><text:a xlink:href="https://halshs.archives-ouvertes.fr/halshs-00495049/document" office:target-frame-name="_top" xlink:show="replace">https://halshs.archives-ouvertes.fr/halshs-00495049/document</text:a></text:p>
      <text:p text:style-name="Standard"/>
      <text:p text:style-name="Standard">exemple nombreux de mythes moderne <text:s text:c="3"/><text:a xlink:href="http://michel.balmont.free.fr/pedago/culture_bts/modernes.pdf" office:target-frame-name="_top" xlink:show="replace">http://michel.balmont.free.fr/pedago/culture_bts/modernes.pdf</text:a></text:p>
      <text:p text:style-name="Standard"/>
      <text:p text:style-name="Standard">résumé de certains mythes grecs connu <text:s text:c="2"/><text:a xlink:href="http://users.skynet.be/fralica/refer/listes/lstmythe.htm" office:target-frame-name="_top" xlink:show="replace">http://users.skynet.be/fralica/refer/listes/lstmythe.htm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go marec</meta:initial-creator>
    <dc:creator>Windows User Henry Letellier</dc:creator>
    <meta:creation-date>2018-02-24T08:58:00Z</meta:creation-date>
    <dc:date>2018-03-12T07:13:00Z</dc:date>
    <meta:template xlink:href="Normal.dotm" xlink:type="simple"/>
    <meta:editing-cycles>1</meta:editing-cycles>
    <meta:editing-duration>PT50520S</meta:editing-duration>
    <meta:document-statistic meta:page-count="1" meta:paragraph-count="4" meta:word-count="356" meta:character-count="2311" meta:row-count="16" meta:non-whitespace-character-count="1959"/>
  </office:meta>
</office:document-meta>
</file>